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ErrorFileNotFound</text:p>
      <text:p text:style-name="P5">mycompany_name = ULTIMATE TECHNOLOGY SAS</text:p>
      <text:p text:style-name="P5">mycompany_address = Calle 11 # 15-53 Barrio Los Alpes</text:p>
      <text:p text:style-name="P5">mycompany_zip = No somos grandes contribuyentes ni autoretenedores</text:p>
      <text:p text:style-name="P5">mycompany_town = PEREIRA</text:p>
      <text:p text:style-name="P5">mycompany_country = Colombia</text:p>
      <text:p text:style-name="P17">mycompany_country_code = CO</text:p>
      <text:p text:style-name="P17">mycompany_state = Risalda</text:p>
      <text:p text:style-name="P17">mycompany_state_code = RIS</text:p>
      <text:p text:style-name="P5">mycompany_phone = Telefono: 3242637 - Cel: 3015528499</text:p>
      <text:p text:style-name="P5">mycompany_fax = </text:p>
      <text:p text:style-name="P5">mycompany_email = facturacion@ultimate.com.co</text:p>
      <text:p text:style-name="P5">mycompany_web = www.ultimate.com.co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Alejo cliente</text:p>
      <text:p text:style-name="P5">company_address = </text:p>
      <text:p text:style-name="P5">company_zip = </text:p>
      <text:p text:style-name="P5">company_town = </text:p>
      <text:p text:style-name="P5">company_country = Colombia</text:p>
      <text:p text:style-name="P17">company_country_code = CO</text:p>
      <text:p text:style-name="P17">company_state = </text:p>
      <text:p text:style-name="P17">company_state_code = </text:p>
      <text:p text:style-name="P5">company_phone = 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3-00001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7">company_idprof5 = </text:p>
      <text:p text:style-name="P17">company_idprof6 = </text:p>
      <text:p text:style-name="P5">company_vatnumber = 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dolibarr</text:p>
      <text:p text:style-name="P9">myuser_email = practicantegt21@gmail.com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</text:p>
      <text:p text:style-name="P5">object_ref = (PROV1)</text:p>
      <text:p text:style-name="P5">object_ref_customer = </text:p>
      <text:p text:style-name="P5">object_date = 12/09/2022</text:p>
      <text:p text:style-name="P5">object_date_end =  </text:p>
      <text:p text:style-name="P5">object_date_creation = 12/09/2022</text:p>
      <text:p text:style-name="P5">object_date_validation = </text:p>
      <text:p text:style-name="P5">object_total_ht = 0</text:p>
      <text:p text:style-name="P5">object_total_vat = 0</text:p>
      <text:p text:style-name="P5">object_total_ttc = 0</text:p>
      <text:p text:style-name="P5">object_payment_mode = </text:p>
      <text:p text:style-name="P5">object_payment_term = 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0T13:27:37</dc:date>
    <meta:editing-duration>PT4H24M48S</meta:editing-duration>
    <meta:editing-cycles>52</meta:editing-cycles>
    <meta:generator>LibreOffice/3.5$Linux_X86_64 LibreOffice_project/350m1$Build-2</meta:generator>
    <dc:creator/>
    <meta:document-statistic meta:table-count="1" meta:image-count="0" meta:object-count="0" meta:page-count="2" meta:paragraph-count="108" meta:word-count="375" meta:character-count="3669" meta:non-whitespace-character-count="3397"/>
    <meta:user-defined meta:name="Información 1"/>
    <meta:user-defined meta:name="Información 2"/>
    <meta:user-defined meta:name="Información 3"/>
    <meta:user-defined meta:name="Información 4"/>
  </office:meta>
</office:document-meta>
</file>